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35in" svg:x="3.9945in" svg:y="1.6469in">
            <draw:object draw:notify-on-update-of-ranges="Sheet1.D2:Sheet1.D3 Sheet1.E1:Sheet1.E1 Sheet1.E2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atter</text:p>
          </table:table-cell>
          <table:table-cell office:value-type="string" calcext:value-type="string">
            <text:p>Scatterv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.006379" calcext:value-type="float">
            <text:p>0.006379</text:p>
          </table:table-cell>
          <table:table-cell office:value-type="float" office:value="0.001844" calcext:value-type="float">
            <text:p>0.001844</text:p>
          </table:table-cell>
          <table:table-cell/>
          <table:table-cell office:value-type="string" calcext:value-type="string">
            <text:p>Scatter</text:p>
          </table:table-cell>
          <table:table-cell table:formula="of:=AVERAGE([.A2:.A200])" office:value-type="float" office:value="0.0038381875" calcext:value-type="float">
            <text:p>0.0038381875</text:p>
          </table:table-cell>
        </table:table-row>
        <table:table-row table:style-name="ro1">
          <table:table-cell office:value-type="float" office:value="0.005136" calcext:value-type="float">
            <text:p>0.005136</text:p>
          </table:table-cell>
          <table:table-cell office:value-type="float" office:value="0.00075" calcext:value-type="float">
            <text:p>0.00075</text:p>
          </table:table-cell>
          <table:table-cell/>
          <table:table-cell office:value-type="string" calcext:value-type="string">
            <text:p>Scatterv</text:p>
          </table:table-cell>
          <table:table-cell table:formula="of:=AVERAGE([.B2:.B200])" office:value-type="float" office:value="0.00352608333333333" calcext:value-type="float">
            <text:p>0.003526083333333</text:p>
          </table:table-cell>
        </table:table-row>
        <table:table-row table:style-name="ro1">
          <table:table-cell office:value-type="float" office:value="0.000566" calcext:value-type="float">
            <text:p>0.000566</text:p>
          </table:table-cell>
          <table:table-cell office:value-type="float" office:value="0.002984" calcext:value-type="float">
            <text:p>0.002984</text:p>
          </table:table-cell>
          <table:table-cell table:number-columns-repeated="3"/>
        </table:table-row>
        <table:table-row table:style-name="ro1">
          <table:table-cell office:value-type="float" office:value="0.006769" calcext:value-type="float">
            <text:p>0.006769</text:p>
          </table:table-cell>
          <table:table-cell office:value-type="float" office:value="0.000685" calcext:value-type="float">
            <text:p>0.000685</text:p>
          </table:table-cell>
          <table:table-cell table:number-columns-repeated="3"/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0.001111" calcext:value-type="float">
            <text:p>0.001111</text:p>
          </table:table-cell>
          <table:table-cell table:number-columns-repeated="3"/>
        </table:table-row>
        <table:table-row table:style-name="ro1">
          <table:table-cell office:value-type="float" office:value="0.000606" calcext:value-type="float">
            <text:p>0.000606</text:p>
          </table:table-cell>
          <table:table-cell office:value-type="float" office:value="0.001826" calcext:value-type="float">
            <text:p>0.001826</text:p>
          </table:table-cell>
          <table:table-cell table:number-columns-repeated="3"/>
        </table:table-row>
        <table:table-row table:style-name="ro1">
          <table:table-cell office:value-type="float" office:value="0.004064" calcext:value-type="float">
            <text:p>0.004064</text:p>
          </table:table-cell>
          <table:table-cell office:value-type="float" office:value="0.005097" calcext:value-type="float">
            <text:p>0.005097</text:p>
          </table:table-cell>
          <table:table-cell table:number-columns-repeated="3"/>
        </table:table-row>
        <table:table-row table:style-name="ro1">
          <table:table-cell office:value-type="float" office:value="0.005449" calcext:value-type="float">
            <text:p>0.005449</text:p>
          </table:table-cell>
          <table:table-cell office:value-type="float" office:value="0.000186" calcext:value-type="float">
            <text:p>0.000186</text:p>
          </table:table-cell>
          <table:table-cell table:number-columns-repeated="3"/>
        </table:table-row>
        <table:table-row table:style-name="ro1">
          <table:table-cell office:value-type="float" office:value="0.000042" calcext:value-type="float">
            <text:p>4.2E-05</text:p>
          </table:table-cell>
          <table:table-cell office:value-type="float" office:value="0.000067" calcext:value-type="float">
            <text:p>6.7E-05</text:p>
          </table:table-cell>
          <table:table-cell table:number-columns-repeated="3"/>
        </table:table-row>
        <table:table-row table:style-name="ro1">
          <table:table-cell office:value-type="float" office:value="0.003432" calcext:value-type="float">
            <text:p>0.003432</text:p>
          </table:table-cell>
          <table:table-cell office:value-type="float" office:value="0.000777" calcext:value-type="float">
            <text:p>0.000777</text:p>
          </table:table-cell>
          <table:table-cell table:number-columns-repeated="3"/>
        </table:table-row>
        <table:table-row table:style-name="ro1">
          <table:table-cell office:value-type="float" office:value="0.000009" calcext:value-type="float">
            <text:p>9E-06</text:p>
          </table:table-cell>
          <table:table-cell office:value-type="float" office:value="0.00514" calcext:value-type="float">
            <text:p>0.00514</text:p>
          </table:table-cell>
          <table:table-cell table:number-columns-repeated="3"/>
        </table:table-row>
        <table:table-row table:style-name="ro1">
          <table:table-cell office:value-type="float" office:value="0.004061" calcext:value-type="float">
            <text:p>0.004061</text:p>
          </table:table-cell>
          <table:table-cell office:value-type="float" office:value="0.006892" calcext:value-type="float">
            <text:p>0.006892</text:p>
          </table:table-cell>
          <table:table-cell table:number-columns-repeated="3"/>
        </table:table-row>
        <table:table-row table:style-name="ro1">
          <table:table-cell office:value-type="float" office:value="0.006633" calcext:value-type="float">
            <text:p>0.006633</text:p>
          </table:table-cell>
          <table:table-cell office:value-type="float" office:value="0.00789" calcext:value-type="float">
            <text:p>0.00789</text:p>
          </table:table-cell>
          <table:table-cell table:number-columns-repeated="3"/>
        </table:table-row>
        <table:table-row table:style-name="ro1">
          <table:table-cell office:value-type="float" office:value="0.003913" calcext:value-type="float">
            <text:p>0.003913</text:p>
          </table:table-cell>
          <table:table-cell office:value-type="float" office:value="0.005158" calcext:value-type="float">
            <text:p>0.005158</text:p>
          </table:table-cell>
          <table:table-cell table:number-columns-repeated="3"/>
        </table:table-row>
        <table:table-row table:style-name="ro1">
          <table:table-cell office:value-type="float" office:value="0.009824" calcext:value-type="float">
            <text:p>0.009824</text:p>
          </table:table-cell>
          <table:table-cell office:value-type="float" office:value="0.000509" calcext:value-type="float">
            <text:p>0.000509</text:p>
          </table:table-cell>
          <table:table-cell table:number-columns-repeated="3"/>
        </table:table-row>
        <table:table-row table:style-name="ro1">
          <table:table-cell office:value-type="float" office:value="0.009346" calcext:value-type="float">
            <text:p>0.009346</text:p>
          </table:table-cell>
          <table:table-cell office:value-type="float" office:value="0.009152" calcext:value-type="float">
            <text:p>0.009152</text:p>
          </table:table-cell>
          <table:table-cell table:number-columns-repeated="3"/>
        </table:table-row>
        <table:table-row table:style-name="ro1">
          <table:table-cell office:value-type="float" office:value="0.000527" calcext:value-type="float">
            <text:p>0.000527</text:p>
          </table:table-cell>
          <table:table-cell office:value-type="float" office:value="0.007911" calcext:value-type="float">
            <text:p>0.007911</text:p>
          </table:table-cell>
          <table:table-cell table:number-columns-repeated="3"/>
        </table:table-row>
        <table:table-row table:style-name="ro1">
          <table:table-cell office:value-type="float" office:value="0.000552" calcext:value-type="float">
            <text:p>0.000552</text:p>
          </table:table-cell>
          <table:table-cell office:value-type="float" office:value="0.000526" calcext:value-type="float">
            <text:p>0.000526</text:p>
          </table:table-cell>
          <table:table-cell table:number-columns-repeated="3"/>
        </table:table-row>
        <table:table-row table:style-name="ro1">
          <table:table-cell office:value-type="float" office:value="0.005556" calcext:value-type="float">
            <text:p>0.005556</text:p>
          </table:table-cell>
          <table:table-cell office:value-type="float" office:value="0.006667" calcext:value-type="float">
            <text:p>0.006667</text:p>
          </table:table-cell>
          <table:table-cell table:number-columns-repeated="3"/>
        </table:table-row>
        <table:table-row table:style-name="ro1">
          <table:table-cell office:value-type="float" office:value="0.000053" calcext:value-type="float">
            <text:p>5.3E-05</text:p>
          </table:table-cell>
          <table:table-cell office:value-type="float" office:value="0.00045" calcext:value-type="float">
            <text:p>0.00045</text:p>
          </table:table-cell>
          <table:table-cell table:number-columns-repeated="3"/>
        </table:table-row>
        <table:table-row table:style-name="ro1">
          <table:table-cell office:value-type="float" office:value="0.000009" calcext:value-type="float">
            <text:p>9E-06</text:p>
          </table:table-cell>
          <table:table-cell office:value-type="float" office:value="0.004569" calcext:value-type="float">
            <text:p>0.004569</text:p>
          </table:table-cell>
          <table:table-cell table:number-columns-repeated="3"/>
        </table:table-row>
        <table:table-row table:style-name="ro1">
          <table:table-cell office:value-type="float" office:value="0.00389" calcext:value-type="float">
            <text:p>0.00389</text:p>
          </table:table-cell>
          <table:table-cell office:value-type="float" office:value="0.008317" calcext:value-type="float">
            <text:p>0.008317</text:p>
          </table:table-cell>
          <table:table-cell table:number-columns-repeated="3"/>
        </table:table-row>
        <table:table-row table:style-name="ro1">
          <table:table-cell office:value-type="float" office:value="0.005722" calcext:value-type="float">
            <text:p>0.005722</text:p>
          </table:table-cell>
          <table:table-cell office:value-type="float" office:value="0.008966" calcext:value-type="float">
            <text:p>0.008966</text:p>
          </table:table-cell>
          <table:table-cell table:number-columns-repeated="3"/>
        </table:table-row>
        <table:table-row table:style-name="ro1">
          <table:table-cell office:value-type="float" office:value="0.006932" calcext:value-type="float">
            <text:p>0.006932</text:p>
          </table:table-cell>
          <table:table-cell office:value-type="float" office:value="0.000574" calcext:value-type="float">
            <text:p>0.000574</text:p>
          </table:table-cell>
          <table:table-cell table:number-columns-repeated="3"/>
        </table:table-row>
        <table:table-row table:style-name="ro1">
          <table:table-cell office:value-type="float" office:value="0.007499" calcext:value-type="float">
            <text:p>0.007499</text:p>
          </table:table-cell>
          <table:table-cell office:value-type="float" office:value="0.007357" calcext:value-type="float">
            <text:p>0.007357</text:p>
          </table:table-cell>
          <table:table-cell table:number-columns-repeated="3"/>
        </table:table-row>
        <table:table-row table:style-name="ro1">
          <table:table-cell office:value-type="float" office:value="0.000487" calcext:value-type="float">
            <text:p>0.000487</text:p>
          </table:table-cell>
          <table:table-cell office:value-type="float" office:value="0.00238" calcext:value-type="float">
            <text:p>0.00238</text:p>
          </table:table-cell>
          <table:table-cell table:number-columns-repeated="3"/>
        </table:table-row>
        <table:table-row table:style-name="ro1">
          <table:table-cell office:value-type="float" office:value="0.000553" calcext:value-type="float">
            <text:p>0.000553</text:p>
          </table:table-cell>
          <table:table-cell office:value-type="float" office:value="0.007328" calcext:value-type="float">
            <text:p>0.007328</text:p>
          </table:table-cell>
          <table:table-cell table:number-columns-repeated="3"/>
        </table:table-row>
        <table:table-row table:style-name="ro1">
          <table:table-cell office:value-type="float" office:value="0.009178" calcext:value-type="float">
            <text:p>0.009178</text:p>
          </table:table-cell>
          <table:table-cell office:value-type="float" office:value="0.000622" calcext:value-type="float">
            <text:p>0.000622</text:p>
          </table:table-cell>
          <table:table-cell table:number-columns-repeated="3"/>
        </table:table-row>
        <table:table-row table:style-name="ro1">
          <table:table-cell office:value-type="float" office:value="0.002499" calcext:value-type="float">
            <text:p>0.002499</text:p>
          </table:table-cell>
          <table:table-cell office:value-type="float" office:value="0.000521" calcext:value-type="float">
            <text:p>0.000521</text:p>
          </table:table-cell>
          <table:table-cell table:number-columns-repeated="3"/>
        </table:table-row>
        <table:table-row table:style-name="ro1">
          <table:table-cell office:value-type="float" office:value="0.007502" calcext:value-type="float">
            <text:p>0.007502</text:p>
          </table:table-cell>
          <table:table-cell office:value-type="float" office:value="0.007472" calcext:value-type="float">
            <text:p>0.007472</text:p>
          </table:table-cell>
          <table:table-cell table:number-columns-repeated="3"/>
        </table:table-row>
        <table:table-row table:style-name="ro1">
          <table:table-cell office:value-type="float" office:value="0.002516" calcext:value-type="float">
            <text:p>0.002516</text:p>
          </table:table-cell>
          <table:table-cell office:value-type="float" office:value="0.005231" calcext:value-type="float">
            <text:p>0.005231</text:p>
          </table:table-cell>
          <table:table-cell table:number-columns-repeated="3"/>
        </table:table-row>
        <table:table-row table:style-name="ro1">
          <table:table-cell office:value-type="float" office:value="0.003373" calcext:value-type="float">
            <text:p>0.003373</text:p>
          </table:table-cell>
          <table:table-cell office:value-type="float" office:value="0.000077" calcext:value-type="float">
            <text:p>7.7E-05</text:p>
          </table:table-cell>
          <table:table-cell table:number-columns-repeated="3"/>
        </table:table-row>
        <table:table-row table:style-name="ro1">
          <table:table-cell office:value-type="float" office:value="0.000007" calcext:value-type="float">
            <text:p>7E-06</text:p>
          </table:table-cell>
          <table:table-cell office:value-type="float" office:value="0.000022" calcext:value-type="float">
            <text:p>2.2E-05</text:p>
          </table:table-cell>
          <table:table-cell table:number-columns-repeated="3"/>
        </table:table-row>
        <table:table-row table:style-name="ro1">
          <table:table-cell office:value-type="float" office:value="0.00344" calcext:value-type="float">
            <text:p>0.00344</text:p>
          </table:table-cell>
          <table:table-cell office:value-type="float" office:value="0.007262" calcext:value-type="float">
            <text:p>0.007262</text:p>
          </table:table-cell>
          <table:table-cell table:number-columns-repeated="3"/>
        </table:table-row>
        <table:table-row table:style-name="ro1">
          <table:table-cell office:value-type="float" office:value="0.002483" calcext:value-type="float">
            <text:p>0.002483</text:p>
          </table:table-cell>
          <table:table-cell office:value-type="float" office:value="0.001576" calcext:value-type="float">
            <text:p>0.001576</text:p>
          </table:table-cell>
          <table:table-cell table:number-columns-repeated="3"/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5995" calcext:value-type="float">
            <text:p>0.005995</text:p>
          </table:table-cell>
          <table:table-cell table:number-columns-repeated="3"/>
        </table:table-row>
        <table:table-row table:style-name="ro1">
          <table:table-cell office:value-type="float" office:value="0.003639" calcext:value-type="float">
            <text:p>0.003639</text:p>
          </table:table-cell>
          <table:table-cell office:value-type="float" office:value="0.00403" calcext:value-type="float">
            <text:p>0.00403</text:p>
          </table:table-cell>
          <table:table-cell table:number-columns-repeated="3"/>
        </table:table-row>
        <table:table-row table:style-name="ro1">
          <table:table-cell office:value-type="float" office:value="0.000762" calcext:value-type="float">
            <text:p>0.000762</text:p>
          </table:table-cell>
          <table:table-cell office:value-type="float" office:value="0.004058" calcext:value-type="float">
            <text:p>0.004058</text:p>
          </table:table-cell>
          <table:table-cell table:number-columns-repeated="3"/>
        </table:table-row>
        <table:table-row table:style-name="ro1">
          <table:table-cell office:value-type="float" office:value="0.003536" calcext:value-type="float">
            <text:p>0.003536</text:p>
          </table:table-cell>
          <table:table-cell office:value-type="float" office:value="0.001116" calcext:value-type="float">
            <text:p>0.001116</text:p>
          </table:table-cell>
          <table:table-cell table:number-columns-repeated="3"/>
        </table:table-row>
        <table:table-row table:style-name="ro1">
          <table:table-cell office:value-type="float" office:value="0.005788" calcext:value-type="float">
            <text:p>0.005788</text:p>
          </table:table-cell>
          <table:table-cell office:value-type="float" office:value="0.000588" calcext:value-type="float">
            <text:p>0.000588</text:p>
          </table:table-cell>
          <table:table-cell table:number-columns-repeated="3"/>
        </table:table-row>
        <table:table-row table:style-name="ro1">
          <table:table-cell office:value-type="float" office:value="0.003806" calcext:value-type="float">
            <text:p>0.003806</text:p>
          </table:table-cell>
          <table:table-cell office:value-type="float" office:value="0.00056" calcext:value-type="float">
            <text:p>0.00056</text:p>
          </table:table-cell>
          <table:table-cell table:number-columns-repeated="3"/>
        </table:table-row>
        <table:table-row table:style-name="ro1">
          <table:table-cell office:value-type="float" office:value="0.00072" calcext:value-type="float">
            <text:p>0.00072</text:p>
          </table:table-cell>
          <table:table-cell office:value-type="float" office:value="0.006437" calcext:value-type="float">
            <text:p>0.006437</text:p>
          </table:table-cell>
          <table:table-cell table:number-columns-repeated="3"/>
        </table:table-row>
        <table:table-row table:style-name="ro1">
          <table:table-cell office:value-type="float" office:value="0.007117" calcext:value-type="float">
            <text:p>0.007117</text:p>
          </table:table-cell>
          <table:table-cell office:value-type="float" office:value="0.003982" calcext:value-type="float">
            <text:p>0.003982</text:p>
          </table:table-cell>
          <table:table-cell table:number-columns-repeated="3"/>
        </table:table-row>
        <table:table-row table:style-name="ro1">
          <table:table-cell office:value-type="float" office:value="0.004819" calcext:value-type="float">
            <text:p>0.004819</text:p>
          </table:table-cell>
          <table:table-cell office:value-type="float" office:value="0.003704" calcext:value-type="float">
            <text:p>0.003704</text:p>
          </table:table-cell>
          <table:table-cell table:number-columns-repeated="3"/>
        </table:table-row>
        <table:table-row table:style-name="ro1">
          <table:table-cell office:value-type="float" office:value="0.000442" calcext:value-type="float">
            <text:p>0.000442</text:p>
          </table:table-cell>
          <table:table-cell office:value-type="float" office:value="0.005793" calcext:value-type="float">
            <text:p>0.005793</text:p>
          </table:table-cell>
          <table:table-cell table:number-columns-repeated="3"/>
        </table:table-row>
        <table:table-row table:style-name="ro1">
          <table:table-cell office:value-type="float" office:value="0.009643" calcext:value-type="float">
            <text:p>0.009643</text:p>
          </table:table-cell>
          <table:table-cell office:value-type="float" office:value="0.000545" calcext:value-type="float">
            <text:p>0.000545</text:p>
          </table:table-cell>
          <table:table-cell table:number-columns-repeated="3"/>
        </table:table-row>
        <table:table-row table:style-name="ro1">
          <table:table-cell office:value-type="float" office:value="0.008031" calcext:value-type="float">
            <text:p>0.008031</text:p>
          </table:table-cell>
          <table:table-cell office:value-type="float" office:value="0.000547" calcext:value-type="float">
            <text:p>0.000547</text:p>
          </table:table-cell>
          <table:table-cell table:number-columns-repeated="3"/>
        </table:table-row>
        <table:table-row table:style-name="ro1">
          <table:table-cell office:value-type="float" office:value="0.000501" calcext:value-type="float">
            <text:p>0.000501</text:p>
          </table:table-cell>
          <table:table-cell office:value-type="float" office:value="0.004001" calcext:value-type="float">
            <text:p>0.0040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01:20:06.003326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00:42:47.208277831</meta:creation-date>
    <dc:date>2020-06-22T02:16:21.499938795</dc:date>
    <meta:editing-duration>PT21M22S</meta:editing-duration>
    <meta:editing-cycles>4</meta:editing-cycles>
    <meta:generator>LibreOffice/6.4.4.2$Linux_X86_64 LibreOffice_project/40$Build-2</meta:generator>
    <meta:document-statistic meta:table-count="1" meta:cell-count="1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bar" chart:style-name="ch1">
        <chart:title svg:x="4.08cm" svg:y="0.315cm" chart:style-name="ch2">
          <text:p>Average Time for Scatter Operations</text:p>
        </chart:title>
        <chart:plot-area chart:style-name="ch3" table:cell-range-address="Sheet1.D1:Sheet1.E3" chart:data-source-has-labels="both" svg:x="1.411cm" svg:y="1.379cm" svg:width="14.269cm" svg:height="7.422cm">
          <chartooo:coordinate-region svg:x="2.667cm" svg:y="1.618cm" svg:width="13.013cm" svg:height="6.457cm"/>
          <chart:axis chart:dimension="x" chart:name="primary-x" chart:style-name="ch4" chartooo:axis-type="auto">
            <chartooo:date-scale/>
            <chart:categories table:cell-range-address="Sheet1.D2:Sheet1.D3"/>
          </chart:axis>
          <chart:axis chart:dimension="x" chart:name="secondary-x" chart:style-name="ch5"/>
          <chart:axis chart:dimension="y" chart:name="primary-y" chart:style-name="ch6">
            <chart:title svg:x="0.451cm" svg:y="6.457cm" chart:style-name="ch7">
              <text:p>Scatter Time (ms)</text:p>
            </chart:title>
            <chart:grid chart:style-name="ch8" chart:class="major"/>
          </chart:axis>
          <chart:series chart:style-name="ch9" chart:values-cell-range-address="Sheet1.E2:Sheet1.E3" chart:label-cell-address="Sheet1.E1:Sheet1.E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atter</text:p>
                <draw:g>
                  <svg:desc>Sheet1.D2:Sheet1.D3</svg:desc>
                </draw:g>
              </table:table-cell>
              <table:table-cell office:value-type="float" office:value="0.0038381875">
                <text:p>0.0038381875</text:p>
                <draw:g>
                  <svg:desc>Sheet1.E2:Sheet1.E3</svg:desc>
                </draw:g>
              </table:table-cell>
            </table:table-row>
            <table:table-row>
              <table:table-cell office:value-type="string">
                <text:p>Scatterv</text:p>
              </table:table-cell>
              <table:table-cell office:value-type="float" office:value="0.00352608333333333">
                <text:p>0.00352608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